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b68b" officeooo:paragraph-rsid="0012b68b"/>
    </style:style>
    <style:style style:name="P2" style:family="paragraph" style:parent-style-name="Standard">
      <style:text-properties officeooo:rsid="00154322" officeooo:paragraph-rsid="00154322"/>
    </style:style>
    <style:style style:name="P3" style:family="paragraph" style:parent-style-name="Standard">
      <style:text-properties officeooo:rsid="0018e65e" officeooo:paragraph-rsid="0018e65e"/>
    </style:style>
    <style:style style:name="T1" style:family="text">
      <style:text-properties officeooo:rsid="00127a39"/>
    </style:style>
    <style:style style:name="T2" style:family="text">
      <style:text-properties officeooo:rsid="00172afc"/>
    </style:style>
    <style:style style:name="T3" style:family="text">
      <style:text-properties officeooo:rsid="0019a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Each card has a number of offensive and defensive dice (maybe some have both).</text:span></text:p>
      <text:p text:style-name="Standard">- <text:span text:style-name="T1">Players may decide how many dice they want to use in each fight. Used dice does not regenerate, so they have to balance success chance vs longevity.</text:span></text:p>
      <text:p text:style-name="Standard">- <text:span text:style-name="T1">Ships may also have a “static defenses” that the resulting delta needs to overcome. Some ships have more (subs have a lot), but that might be balanced by fewer active defenses.</text:span></text:p>
      <text:p text:style-name="Standard">- <text:span text:style-name="T1">Players may either play a ship or return a ship to their hand. Only 1 ship. Returning to hand allows them to regenerate dice.</text:span></text:p>
      <text:p text:style-name="Standard">- <text:span text:style-name="T1">When a ship is destroyed, the player that destroyed it takes that card. These cards are worth points. Dealing damage to players also generates points.</text:span></text:p>
      <text:p text:style-name="Standard">- <text:span text:style-name="T1">Ships can either be in the first or second line – same as before. This is what balances big ships – they should be inefficient by themselves and therefore likely to result in more points for the opponent than for the player. </text:span></text:p>
      <text:p text:style-name="Standard">- <text:span text:style-name="T1">Dealing damage needs to be very punishing – so that players don’t just cycle their ships out and take a turn of damage.</text:span></text:p>
      <text:p text:style-name="Standard"/>
      <text:p text:style-name="P1">Maybe submarines ability should instead be coming out of the hand during combat – balance could be that only one submarine can be played from hand per combat.</text:p>
      <text:p text:style-name="P1"/>
      <text:p text:style-name="P2">Consider also adding “range”:</text:p>
      <text:p text:style-name="P2">- Ships can only attack at their range. <text:span text:style-name="T2">Range can be either 0, 1 or 2. 0 Means the card needs to be in the front row and can only attack in the front row. 1 Means it can be in the front row and attack the back row or be in the back row and attack the back row. 2 means it can be in the back row and attack the back row.</text:span></text:p>
      <text:p text:style-name="P3">- Carriers would be range 2. Large ships with long-range missiles would be range 1, subs and other ships would be range 0. <text:span text:style-name="T3">Maybe call it 1, 2, and 3.</text:span></text:p>
      <text:p text:style-name="P3">- <text:span text:style-name="T3">Maybe ships are locked into the row they are played at?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2T21:25:34.743000000</meta:creation-date>
    <meta:generator>LibreOffice/7.1.0.3$Windows_X86_64 LibreOffice_project/f6099ecf3d29644b5008cc8f48f42f4a40986e4c</meta:generator>
    <dc:date>2021-08-12T21:49:49.126000000</dc:date>
    <meta:editing-duration>PT21M11S</meta:editing-duration>
    <meta:editing-cycles>6</meta:editing-cycles>
    <meta:document-statistic meta:table-count="0" meta:image-count="0" meta:object-count="0" meta:page-count="1" meta:paragraph-count="12" meta:word-count="337" meta:character-count="1747" meta:non-whitespace-character-count="1417"/>
  </office:meta>
</office:document-meta>
</file>